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6.168cm" fo:margin-left="0.199cm" fo:margin-top="0cm" fo:margin-bottom="0cm" table:align="left" style:writing-mode="lr-tb"/>
    </style:style>
    <style:style style:name="Таблица1.A" style:family="table-column">
      <style:table-column-properties style:column-width="3.3cm"/>
    </style:style>
    <style:style style:name="Таблица1.B" style:family="table-column">
      <style:table-column-properties style:column-width="3.503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2.006cm"/>
    </style:style>
    <style:style style:name="Таблица1.E" style:family="table-column">
      <style:table-column-properties style:column-width="1.501cm"/>
    </style:style>
    <style:style style:name="Таблица1.F" style:family="table-column">
      <style:table-column-properties style:column-width="0.4cm"/>
    </style:style>
    <style:style style:name="Таблица1.G" style:family="table-column">
      <style:table-column-properties style:column-width="2.559cm"/>
    </style:style>
    <style:style style:name="Таблица1.H" style:family="table-column">
      <style:table-column-properties style:column-width="2.556cm"/>
    </style:style>
    <style:style style:name="Таблица1.1" style:family="table-row">
      <style:table-row-properties style:min-row-height="0.035cm" fo:keep-together="auto"/>
    </style:style>
    <style:style style:name="Таблица1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C1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1.F1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1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1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1.C2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1.D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1.E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1.F2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1.G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1.H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2" style:family="table">
      <style:table-properties style:width="8.204cm" fo:margin-left="0.199cm" fo:margin-top="0cm" fo:margin-bottom="0cm" table:align="left" style:writing-mode="lr-tb"/>
    </style:style>
    <style:style style:name="Таблица2.A" style:family="table-column">
      <style:table-column-properties style:column-width="6.701cm"/>
    </style:style>
    <style:style style:name="Таблица2.B" style:family="table-column">
      <style:table-column-properties style:column-width="1.501cm"/>
    </style:style>
    <style:style style:name="Таблица2.1" style:family="table-row">
      <style:table-row-properties style:min-row-height="0.035cm" fo:keep-together="auto"/>
    </style:style>
    <style:style style:name="Таблица2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2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2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2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3" style:family="table">
      <style:table-properties style:width="13.554cm" fo:margin-left="0.199cm" fo:margin-top="0cm" fo:margin-bottom="0cm" table:align="left" style:writing-mode="lr-tb"/>
    </style:style>
    <style:style style:name="Таблица3.A" style:family="table-column">
      <style:table-column-properties style:column-width="10.802cm"/>
    </style:style>
    <style:style style:name="Таблица3.B" style:family="table-column">
      <style:table-column-properties style:column-width="2.75cm"/>
    </style:style>
    <style:style style:name="Таблица3.1" style:family="table-row">
      <style:table-row-properties style:min-row-height="0.035cm" fo:keep-together="auto"/>
    </style:style>
    <style:style style:name="Таблица3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3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3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3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" style:family="table">
      <style:table-properties style:width="14.088cm" fo:margin-left="0.199cm" fo:margin-top="0cm" fo:margin-bottom="0cm" table:align="left" style:writing-mode="lr-tb"/>
    </style:style>
    <style:style style:name="Таблица4.A" style:family="table-column">
      <style:table-column-properties style:column-width="3.715cm"/>
    </style:style>
    <style:style style:name="Таблица4.B" style:family="table-column">
      <style:table-column-properties style:column-width="2.117cm"/>
    </style:style>
    <style:style style:name="Таблица4.C" style:family="table-column">
      <style:table-column-properties style:column-width="2.221cm"/>
    </style:style>
    <style:style style:name="Таблица4.D" style:family="table-column">
      <style:table-column-properties style:column-width="3.713cm"/>
    </style:style>
    <style:style style:name="Таблица4.E" style:family="table-column">
      <style:table-column-properties style:column-width="2.323cm"/>
    </style:style>
    <style:style style:name="Таблица4.1" style:family="table-row">
      <style:table-row-properties style:min-row-height="0.035cm" fo:keep-together="auto"/>
    </style:style>
    <style:style style:name="Таблица4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4.C1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4.2" style:family="table-row">
      <style:table-row-properties style:min-row-height="1.69cm" fo:keep-together="auto"/>
    </style:style>
    <style:style style:name="Таблица4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C2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4.D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E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" style:family="table">
      <style:table-properties style:width="16.26cm" fo:margin-left="0.199cm" fo:margin-top="0cm" fo:margin-bottom="0cm" table:align="left" style:writing-mode="lr-tb"/>
    </style:style>
    <style:style style:name="Таблица5.A" style:family="table-column">
      <style:table-column-properties style:column-width="2.536cm"/>
    </style:style>
    <style:style style:name="Таблица5.B" style:family="table-column">
      <style:table-column-properties style:column-width="2.648cm"/>
    </style:style>
    <style:style style:name="Таблица5.C" style:family="table-column">
      <style:table-column-properties style:column-width="0.367cm"/>
    </style:style>
    <style:style style:name="Таблица5.D" style:family="table-column">
      <style:table-column-properties style:column-width="2.538cm"/>
    </style:style>
    <style:style style:name="Таблица5.F" style:family="table-column">
      <style:table-column-properties style:column-width="0.337cm"/>
    </style:style>
    <style:style style:name="Таблица5.H" style:family="table-column">
      <style:table-column-properties style:column-width="2.646cm"/>
    </style:style>
    <style:style style:name="Таблица5.1" style:family="table-row">
      <style:table-row-properties style:min-row-height="0.035cm" fo:keep-together="auto"/>
    </style:style>
    <style:style style:name="Таблица5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C1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5.D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E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F1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5.G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H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C2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5.D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E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F2" style:family="table-cell">
      <style:table-cell-properties fo:background-color="#ffffff" fo:padding-left="0.15cm" fo:padding-right="0.15cm" fo:padding-top="0.101cm" fo:padding-bottom="0.101cm" fo:border-left="0.5pt solid #000000" fo:border-right="0.5pt solid #000000" fo:border-top="none" fo:border-bottom="none" style:writing-mode="lr-tb">
        <style:background-image/>
      </style:table-cell-properties>
    </style:style>
    <style:style style:name="Таблица5.G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H2" style:family="table-cell">
      <style:table-cell-properties fo:padding-left="0.15cm" fo:padding-right="0.15cm" fo:padding-top="0.101cm" fo:padding-bottom="0.101cm" fo:border="0.5pt solid #000000" style:writing-mode="lr-tb"/>
    </style:style>
    <style:style style:name="P1" style:family="paragraph" style:parent-style-name="Frame_20_contents">
      <style:paragraph-properties fo:margin-top="0.071cm" fo:margin-bottom="0.176cm" style:contextual-spacing="false" fo:line-height="100%"/>
    </style:style>
    <style:style style:name="P2" style:family="paragraph" style:parent-style-name="Frame_20_contents">
      <style:paragraph-properties fo:margin-left="1cm" fo:margin-right="0cm" fo:line-height="100%" fo:text-indent="0.501cm" style:auto-text-indent="false"/>
    </style:style>
    <style:style style:name="P3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4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P5" style:family="paragraph" style:parent-style-name="Header">
      <style:paragraph-properties fo:margin-left="0cm" fo:margin-right="0cm" fo:text-indent="-2cm" style:auto-text-indent="fals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2" style:list-style-name="WWNum11">
      <style:paragraph-properties fo:margin-left="0.63cm" fo:margin-right="0cm" fo:text-indent="-0.63cm" style:auto-text-indent="false"/>
    </style:style>
    <style:style style:name="P8" style:family="paragraph" style:parent-style-name="List_20_Paragraph" style:list-style-name="WWNum40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onsolas" fo:font-size="11pt" fo:language="en" fo:country="US" style:letter-kerning="false" fo:background-color="#ffffff" style:font-name-asian="Calibri1" style:font-size-asian="11pt" style:language-asian="en" style:country-asian="US" style:font-name-complex="Segoe UI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.141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left="-0.15cm" fo:margin-right="0cm" fo:margin-top="0.141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left="-0.15cm" fo:margin-right="0cm" fo:margin-top="0.141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.141cm" fo:margin-bottom="0cm" style:contextual-spacing="false" fo:line-height="100%" fo:text-align="justify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bg" fo:country="BG"/>
    </style:style>
    <style:style style:name="P20" style:family="paragraph" style:parent-style-name="Standard">
      <style:text-properties fo:language="bg" fo:country="BG"/>
    </style:style>
    <style:style style:name="P21" style:family="paragraph">
      <loext:graphic-properties draw:fill="none"/>
      <style:paragraph-properties fo:text-align="start"/>
      <style:text-properties fo:color="#000000" loext:opacity="100%"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20pt"/>
    </style:style>
    <style:style style:name="T2" style:family="text">
      <style:text-properties fo:language="bg" fo:country="BG"/>
    </style:style>
    <style:style style:name="T3" style:family="text">
      <style:text-properties fo:language="bg" fo:country="BG" style:font-size-complex="20pt"/>
    </style:style>
    <style:style style:name="T4" style:family="text">
      <style:text-properties fo:language="bg" fo:country="BG" style:font-name-asian="Times New Roman1" style:font-name-complex="Ari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Times New Roman1" style:font-weight-asian="bold" style:font-name-complex="Arial"/>
    </style:style>
    <style:style style:name="T7" style:family="text">
      <style:text-properties style:font-name="Consolas"/>
    </style:style>
    <style:style style:name="T8" style:family="text">
      <style:text-properties style:font-name="Consolas" style:font-name-complex="Consolas1"/>
    </style:style>
    <style:style style:name="T9" style:family="text">
      <style:text-properties style:font-name="Consolas" style:font-name-complex="Consolas1" style:font-weight-complex="bold"/>
    </style:style>
    <style:style style:name="T10" style:family="text">
      <style:text-properties style:font-name="Consolas" fo:language="bg" fo:country="BG" style:font-name-complex="Consolas1"/>
    </style:style>
    <style:style style:name="T11" style:family="text">
      <style:text-properties style:font-name="Consolas" fo:language="bg" fo:country="BG" fo:background-color="#ffffff" loext:char-shading-value="0" style:font-name-complex="Segoe UI"/>
    </style:style>
    <style:style style:name="T12" style:family="text">
      <style:text-properties style:font-name="Consolas" fo:language="bg" fo:country="BG" fo:background-color="#ffffff" loext:char-shading-value="0" style:font-name-complex="Segoe UI" style:font-weight-complex="bold"/>
    </style:style>
    <style:style style:name="T13" style:family="text">
      <style:text-properties style:font-name="Consolas" fo:font-weight="bold" style:font-weight-asian="bold"/>
    </style:style>
    <style:style style:name="T14" style:family="text">
      <style:text-properties style:font-name="Consolas" fo:background-color="#ffffff" loext:char-shading-value="0" style:font-name-complex="Segoe UI" style:font-weight-complex="bold"/>
    </style:style>
    <style:style style:name="T15" style:family="text">
      <style:text-properties style:font-name="Consolas" fo:language="en" fo:country="US" style:font-name-complex="Consolas1"/>
    </style:style>
    <style:style style:name="T16" style:family="text">
      <style:text-properties style:font-name-complex="Calibri1"/>
    </style:style>
    <style:style style:name="T17" style:family="text">
      <style:text-properties style:font-name-asian="Times New Roman1" style:font-name-complex="Arial"/>
    </style:style>
    <style:style style:name="T18" style:family="text">
      <style:text-properties fo:color="#333333" loext:opacity="100%" style:font-name="Consolas" fo:background-color="#ffffff" loext:char-shading-value="0" style:font-name-complex="Segoe UI"/>
    </style:style>
    <style:style style:name="T19" style:family="text">
      <style:text-properties fo:font-size="8.5pt" style:font-size-asian="8.5pt" style:font-size-complex="8.5pt"/>
    </style:style>
    <style:style style:name="T20" style:family="text">
      <style:text-properties fo:color="#0882de" loext:opacity="100%" fo:font-size="8.5pt" style:font-size-asian="8.5pt" style:font-size-complex="8.5pt"/>
    </style:style>
    <style:style style:name="T21" style:family="text">
      <style:text-properties fo:font-size="9pt" fo:language="bg" fo:country="BG" style:font-size-asian="9pt" style:font-size-complex="9pt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Lab: Functional Programming</text:span></text:h>
      <text:p text:style-name="Standard">Problems for the <text:a xlink:type="simple" xlink:href="https://softuni.bg/trainings/3483/csharp-advanced-september-2021" text:style-name="Internet_20_link" text:visited-style-name="Visited_20_Internet_20_Link"><text:span text:style-name="Internet_20_link">"C# Advanced" course @ Software University.</text:span></text:a></text:p>
      <text:p text:style-name="Standard">You can check your solutions in <text:a xlink:type="simple" xlink:href="https://judge.softuni.org/Contests/1472/Functional-Programming-Lab" text:style-name="Internet_20_link" text:visited-style-name="Visited_20_Internet_20_Link"><text:span text:style-name="Internet_20_link">Judge</text:span></text:a></text:p>
      <text:list xml:id="list2784704451" text:style-name="WWNum11">
        <text:list-item>
          <text:h text:style-name="P7" text:outline-level="2">Sort Even Numbers</text:h>
        </text:list-item>
      </text:list>
      <text:p text:style-name="P9">Create a program that reads one line of <text:span text:style-name="T5">integers</text:span> separated by <text:span text:style-name="T5">", "</text:span>. Then prints the <text:span text:style-name="T5">even numbers </text:span>of that sequence<text:span text:style-name="T5"> sorted </text:span>in<text:span text:style-name="T5"> increasing</text:span> order.</text:p>
      <text:h text:style-name="Heading_20_3" text:outline-level="3">Example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12"><text:span text:style-name="T5">Input</text:span></text:p>
          </table:table-cell>
          <table:table-cell table:style-name="Таблица1.A1" office:value-type="string">
            <text:p text:style-name="P13"><text:span text:style-name="T5">Output</text:span></text:p>
          </table:table-cell>
          <table:table-cell table:style-name="Таблица1.C1" table:number-rows-spanned="2" office:value-type="string">
            <text:p text:style-name="P14"/>
          </table:table-cell>
          <table:table-cell table:style-name="Таблица1.A1" office:value-type="string">
            <text:p text:style-name="P12"><text:span text:style-name="T5">Input</text:span></text:p>
          </table:table-cell>
          <table:table-cell table:style-name="Таблица1.A1" office:value-type="string">
            <text:p text:style-name="P13"><text:span text:style-name="T5">Output</text:span></text:p>
          </table:table-cell>
          <table:table-cell table:style-name="Таблица1.F1" table:number-rows-spanned="2" office:value-type="string">
            <text:p text:style-name="P14"/>
          </table:table-cell>
          <table:table-cell table:style-name="Таблица1.A1" office:value-type="string">
            <text:p text:style-name="P12"><text:span text:style-name="T5">Input</text:span></text:p>
          </table:table-cell>
          <table:table-cell table:style-name="Таблица1.A1" office:value-type="string">
            <text:p text:style-name="P13"><text:span text:style-name="T5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16"><text:span text:style-name="T8">4, 2, 1, 3, 5, 7, 1, 4, 2, 12</text:span></text:p>
          </table:table-cell>
          <table:table-cell table:style-name="Таблица1.B2" office:value-type="string">
            <text:p text:style-name="P16"><text:span text:style-name="T8">2, 2, 4, 4, 12</text:span></text:p>
          </table:table-cell>
          <table:covered-table-cell table:style-name="Таблица1.C2"/>
          <table:table-cell table:style-name="Таблица1.D2" office:value-type="string">
            <text:p text:style-name="P16"><text:span text:style-name="T8">1, 3, 5</text:span></text:p>
          </table:table-cell>
          <table:table-cell table:style-name="Таблица1.E2" office:value-type="string">
            <text:p text:style-name="P10"/>
          </table:table-cell>
          <table:covered-table-cell table:style-name="Таблица1.F2"/>
          <table:table-cell table:style-name="Таблица1.G2" office:value-type="string">
            <text:p text:style-name="P16"><text:span text:style-name="T8">2, 4, 6</text:span></text:p>
          </table:table-cell>
          <table:table-cell table:style-name="Таблица1.H2" office:value-type="string">
            <text:p text:style-name="P16"><text:span text:style-name="T8">2, 4, 6</text:span></text:p>
          </table:table-cell>
        </table:table-row>
      </table:table>
      <text:h text:style-name="Heading_20_3" text:outline-level="3">Hint</text:h>
      <text:p text:style-name="P9">It is up to you what type of data structures you will use to solve this problem. Use a functional programming filter and sort the collection of numbers.</text:p>
      <text:p text:style-name="P19"/>
      <text:list xml:id="list224918874677320" text:continue-numbering="true" text:style-name="WWNum11">
        <text:list-item>
          <text:h text:style-name="P7" text:outline-level="2">Sum Numbers</text:h>
        </text:list-item>
      </text:list>
      <text:p text:style-name="P9">Create a program that reads a line of <text:span text:style-name="T5">integers</text:span> separated by <text:span text:style-name="T5">", "</text:span>. Print on two lines the <text:span text:style-name="T5">count</text:span> of numbers and their <text:span text:style-name="T5">sum.</text:span></text:p>
      <text:h text:style-name="Heading_20_3" text:outline-level="3">Examples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5">Input</text:span></text:p>
          </table:table-cell>
          <table:table-cell table:style-name="Таблица2.A1" office:value-type="string">
            <text:p text:style-name="P13"><text:span text:style-name="T5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8">4, 2, 1, 3, 5, 7, 1, 4, 2, 12</text:span></text:p>
          </table:table-cell>
          <table:table-cell table:style-name="Таблица2.B2" office:value-type="string">
            <text:p text:style-name="P16"><text:span text:style-name="T8">10</text:span></text:p>
            <text:p text:style-name="P16"><text:span text:style-name="T8">41</text:span></text:p>
          </table:table-cell>
        </table:table-row>
        <table:table-row table:style-name="Таблица2.1">
          <table:table-cell table:style-name="Таблица2.A3" office:value-type="string">
            <text:p text:style-name="P16"><text:span text:style-name="T8">2, 4, 6</text:span></text:p>
          </table:table-cell>
          <table:table-cell table:style-name="Таблица2.B3" office:value-type="string">
            <text:p text:style-name="P16"><text:span text:style-name="T8">3</text:span></text:p>
            <text:p text:style-name="P16"><text:span text:style-name="T8">12</text:span></text:p>
          </table:table-cell>
        </table:table-row>
      </table:table>
      <text:p text:style-name="P20"/>
      <text:list xml:id="list224917678060971" text:continue-numbering="true" text:style-name="WWNum11">
        <text:list-item>
          <text:h text:style-name="P7" text:outline-level="2">Count Uppercase Words</text:h>
        </text:list-item>
      </text:list>
      <text:p text:style-name="P9">Create a program that reads a line of <text:span text:style-name="T5">text</text:span> from the console. Print <text:span text:style-name="T5">all</text:span> the words that start with an <text:span text:style-name="T5">uppercase letter</text:span> in the <text:span text:style-name="T5">same order</text:span> you've received them in the text.</text:p>
      <text:h text:style-name="Heading_20_3" text:outline-level="3"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><text:span text:style-name="T5">Input</text:span></text:p>
          </table:table-cell>
          <table:table-cell table:style-name="Таблица3.A1" office:value-type="string">
            <text:p text:style-name="P13"><text:span text:style-name="T5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16"><text:span text:style-name="T8">The following example shows how to use Function</text:span></text:p>
          </table:table-cell>
          <table:table-cell table:style-name="Таблица3.B2" office:value-type="string">
            <text:p text:style-name="P17"><text:span text:style-name="T8">The</text:span></text:p>
            <text:p text:style-name="P17"><text:span text:style-name="T8">Function</text:span></text:p>
          </table:table-cell>
        </table:table-row>
        <table:table-row table:style-name="Таблица3.1">
          <table:table-cell table:style-name="Таблица3.A3" office:value-type="string">
            <text:p text:style-name="P16"><text:span text:style-name="T8">Write a program that reads one line of text from </text:span><text:soft-page-break/><text:span text:style-name="T8">console. Print count of words that start with Uppercase, after that print all those words in the same order like you find them in text.</text:span></text:p>
          </table:table-cell>
          <table:table-cell table:style-name="Таблица3.B3" office:value-type="string">
            <text:p text:style-name="P16"><text:span text:style-name="T8">Write</text:span></text:p>
            <text:p text:style-name="P16"><text:soft-page-break/><text:span text:style-name="T8">Print</text:span></text:p>
            <text:p text:style-name="P16"><text:span text:style-name="T8">Uppercase,</text:span></text:p>
          </table:table-cell>
        </table:table-row>
      </table:table>
      <text:h text:style-name="Heading_20_3" text:outline-level="3">Hint</text:h>
      <text:p text:style-name="Standard">Use <text:span text:style-name="T13">Func&lt;string, bool&gt; </text:span><text:span text:style-name="T16">and use</text:span> <text:span text:style-name="T5">" "</text:span> for splitting words.</text:p>
      <text:p text:style-name="P20"/>
      <text:list xml:id="list224919055329439" text:continue-numbering="true" text:style-name="WWNum11">
        <text:list-item>
          <text:h text:style-name="P7" text:outline-level="2">Add VAT</text:h>
        </text:list-item>
      </text:list>
      <text:p text:style-name="Standard">Create <text:span text:style-name="T17">a program that reads one line of </text:span><text:span text:style-name="T6">double </text:span><text:span text:style-name="T17">prices separated by </text:span><text:span text:style-name="T6">", "</text:span><text:span text:style-name="T17">. Print the </text:span><text:span text:style-name="T6">prices</text:span><text:span text:style-name="T17"> with </text:span><text:span text:style-name="T6">added</text:span><text:span text:style-name="T17"> </text:span><text:span text:style-name="T6">VAT</text:span><text:span text:style-name="T17"> for all of them. </text:span><text:span text:style-name="T6">Format</text:span><text:span text:style-name="T17"> them to </text:span><text:span text:style-name="T6">2</text:span><text:span text:style-name="T17"> </text:span><text:span text:style-name="T6">signs</text:span><text:span text:style-name="T17"> after the decimal point. The </text:span><text:span text:style-name="T6">order</text:span><text:span text:style-name="T17"> of the prices must be the </text:span><text:span text:style-name="T6">same</text:span><text:span text:style-name="T17">.</text:span><text:span text:style-name="T4"><text:line-break/></text:span><text:span text:style-name="T6">VAT</text:span><text:span text:style-name="T17"> is equal to </text:span><text:span text:style-name="T6">20%</text:span><text:span text:style-name="T17"> of the price.</text:span></text:p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2"><text:span text:style-name="T5">Input</text:span></text:p>
          </table:table-cell>
          <table:table-cell table:style-name="Таблица4.A1" office:value-type="string">
            <text:p text:style-name="P13"><text:span text:style-name="T5">Output</text:span></text:p>
          </table:table-cell>
          <table:table-cell table:style-name="Таблица4.C1" table:number-rows-spanned="2" office:value-type="string">
            <text:p text:style-name="P14"/>
          </table:table-cell>
          <table:table-cell table:style-name="Таблица4.A1" office:value-type="string">
            <text:p text:style-name="P12"><text:span text:style-name="T5">Input</text:span></text:p>
          </table:table-cell>
          <table:table-cell table:style-name="Таблица4.A1" office:value-type="string">
            <text:p text:style-name="P13"><text:span text:style-name="T5">Output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9">1.38, 2.56, 4.4</text:span></text:p>
          </table:table-cell>
          <table:table-cell table:style-name="Таблица4.B2" office:value-type="string">
            <text:p text:style-name="P18"><text:span text:style-name="T14">1.66</text:span></text:p>
            <text:p text:style-name="P18"><text:span text:style-name="T14">3.07</text:span></text:p>
            <text:p text:style-name="P18"><text:span text:style-name="T14">5.28</text:span></text:p>
          </table:table-cell>
          <table:covered-table-cell table:style-name="Таблица4.C2"/>
          <table:table-cell table:style-name="Таблица4.D2" office:value-type="string">
            <text:p text:style-name="P16"><text:span text:style-name="T9">1, 3, 5, 7</text:span></text:p>
          </table:table-cell>
          <table:table-cell table:style-name="Таблица4.E2" office:value-type="string">
            <text:p text:style-name="P18"><text:span text:style-name="T14">1.20</text:span></text:p>
            <text:p text:style-name="P18"><text:span text:style-name="T14">3.60</text:span></text:p>
            <text:p text:style-name="P18"><text:span text:style-name="T14">6.00</text:span></text:p>
            <text:p text:style-name="P18"><text:span text:style-name="T14">8.40</text:span></text:p>
          </table:table-cell>
        </table:table-row>
      </table:table>
      <text:p text:style-name="P20"/>
      <text:list xml:id="list224919128123441" text:continue-numbering="true" text:style-name="WWNum11">
        <text:list-item>
          <text:h text:style-name="P7" text:outline-level="2">Filter by Age</text:h>
        </text:list-item>
      </text:list>
      <text:p text:style-name="P9">Write a program that receives an integer <text:span text:style-name="T5">N</text:span> on the first line. On the next <text:span text:style-name="T5">N</text:span> lines, read pairs of <text:span text:style-name="T7">"</text:span><text:span text:style-name="T13">[name], [age]</text:span><text:span text:style-name="T7">"</text:span>.<text:span text:style-name="T5"> </text:span>Then read three lines:</text:p>
      <text:list xml:id="list380416902" text:style-name="WWNum40">
        <text:list-item>
          <text:p text:style-name="P8"><text:span text:style-name="T5">Condition</text:span> - "<text:span text:style-name="T13">younger</text:span>" or "<text:span text:style-name="T13">older</text:span>"</text:p>
        </text:list-item>
        <text:list-item>
          <text:p text:style-name="P8"><text:span text:style-name="T5">Age</text:span> - Integer</text:p>
        </text:list-item>
        <text:list-item>
          <text:p text:style-name="P8"><text:span text:style-name="T5">Format</text:span> - "<text:span text:style-name="T13">name</text:span>", "<text:span text:style-name="T13">age</text:span>" or "<text:span text:style-name="T13">name</text:span> <text:span text:style-name="T13">age</text:span>"</text:p>
        </text:list-item>
      </text:list>
      <text:p text:style-name="P9">Depending on the <text:span text:style-name="T5">condition</text:span>, print the correct <text:span text:style-name="T5">pairs</text:span> in the correct <text:span text:style-name="T5">format</text:span>. <text:span text:style-name="T5">Don’t use the built-in functionality from .NET. Create your methods.</text:span></text:p>
      <text:h text:style-name="Heading_20_3" text:outline-level="3">Examples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B"/>
        <table:table-column table:style-name="Таблица5.F"/>
        <table:table-column table:style-name="Таблица5.D"/>
        <table:table-column table:style-name="Таблица5.H"/>
        <table:table-row table:style-name="Таблица5.1">
          <table:table-cell table:style-name="Таблица5.A1" office:value-type="string">
            <text:p text:style-name="P12"><text:span text:style-name="T5">Input</text:span></text:p>
          </table:table-cell>
          <table:table-cell table:style-name="Таблица5.A1" office:value-type="string">
            <text:p text:style-name="P13"><text:span text:style-name="T5">Output</text:span></text:p>
          </table:table-cell>
          <table:table-cell table:style-name="Таблица5.C1" table:number-rows-spanned="2" office:value-type="string">
            <text:p text:style-name="P14"/>
          </table:table-cell>
          <table:table-cell table:style-name="Таблица5.D1" office:value-type="string">
            <text:p text:style-name="P13"><text:span text:style-name="T5">Input</text:span></text:p>
          </table:table-cell>
          <table:table-cell table:style-name="Таблица5.E1" office:value-type="string">
            <text:p text:style-name="P13"><text:span text:style-name="T5">Output</text:span></text:p>
          </table:table-cell>
          <table:table-cell table:style-name="Таблица5.F1" office:value-type="string">
            <text:p text:style-name="P14"/>
          </table:table-cell>
          <table:table-cell table:style-name="Таблица5.G1" office:value-type="string">
            <text:p text:style-name="P13"><text:span text:style-name="T5">Input</text:span></text:p>
          </table:table-cell>
          <table:table-cell table:style-name="Таблица5.H1" office:value-type="string">
            <text:p text:style-name="P13"><text:span text:style-name="T5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16"><text:span text:style-name="T8">5</text:span></text:p>
            <text:p text:style-name="P15"><text:span text:style-name="T15">Lucas, 20</text:span><text:span text:style-name="T10"><text:line-break/></text:span><text:span text:style-name="T15">Tomas, 18</text:span><text:span text:style-name="T10"><text:line-break/></text:span><text:span text:style-name="T15">Mia, 29</text:span><text:span text:style-name="T10"><text:line-break/></text:span><text:span text:style-name="T15">Noah, 31</text:span><text:span text:style-name="T10"><text:line-break/></text:span><text:span text:style-name="T15">Simo, 16</text:span></text:p>
            <text:p text:style-name="P16"><text:span text:style-name="T8">older</text:span></text:p>
            <text:p text:style-name="P16"><text:span text:style-name="T8">20</text:span></text:p>
            <text:p text:style-name="P16"><text:span text:style-name="T8">name age</text:span></text:p>
          </table:table-cell>
          <table:table-cell table:style-name="Таблица5.B2" office:value-type="string">
            <text:p text:style-name="P16"><text:span text:style-name="T8">Lucas - 20</text:span></text:p>
            <text:p text:style-name="P16"><text:span text:style-name="T8">Mia - 29</text:span></text:p>
            <text:p text:style-name="P16"><text:span text:style-name="T8">Noah - 31</text:span></text:p>
          </table:table-cell>
          <table:covered-table-cell table:style-name="Таблица5.C2"/>
          <table:table-cell table:style-name="Таблица5.D2" office:value-type="string">
            <text:p text:style-name="P16"><text:span text:style-name="T8">5</text:span></text:p>
            <text:p text:style-name="P15"><text:span text:style-name="T15">Lucas, 20</text:span><text:span text:style-name="T10"><text:line-break/></text:span><text:span text:style-name="T15">Tomas, 18</text:span><text:span text:style-name="T10"><text:line-break/></text:span><text:span text:style-name="T15">Mia, 29</text:span><text:span text:style-name="T10"><text:line-break/></text:span><text:span text:style-name="T15">Noah, 31</text:span><text:span text:style-name="T10"><text:line-break/></text:span><text:span text:style-name="T15">Simo, 16</text:span></text:p>
            <text:p text:style-name="P16"><text:span text:style-name="T8">younger</text:span></text:p>
            <text:p text:style-name="P16"><text:span text:style-name="T8">20</text:span></text:p>
            <text:p text:style-name="P16"><text:span text:style-name="T8">name</text:span></text:p>
          </table:table-cell>
          <table:table-cell table:style-name="Таблица5.E2" office:value-type="string">
            <text:p text:style-name="P16"><text:span text:style-name="T8">Tomas</text:span></text:p>
            <text:p text:style-name="P16"><text:span text:style-name="T8">Simo</text:span></text:p>
          </table:table-cell>
          <table:table-cell table:style-name="Таблица5.F2" office:value-type="string">
            <text:p text:style-name="P10"/>
          </table:table-cell>
          <table:table-cell table:style-name="Таблица5.G2" office:value-type="string">
            <text:p text:style-name="P16"><text:span text:style-name="T8">5</text:span></text:p>
            <text:p text:style-name="P15"><text:span text:style-name="T15">Lucas, 20</text:span><text:span text:style-name="T10"><text:line-break/></text:span><text:span text:style-name="T15">Tomas, 18</text:span><text:span text:style-name="T10"><text:line-break/></text:span><text:span text:style-name="T15">Mia, 29</text:span><text:span text:style-name="T10"><text:line-break/></text:span><text:span text:style-name="T15">Noah, 31</text:span><text:span text:style-name="T10"><text:line-break/></text:span><text:span text:style-name="T15">Simo, 16</text:span></text:p>
            <text:p text:style-name="P16"><text:span text:style-name="T8">younger</text:span></text:p>
            <text:p text:style-name="P16"><text:span text:style-name="T8">50</text:span></text:p>
            <text:p text:style-name="P16"><text:span text:style-name="T8">age</text:span></text:p>
          </table:table-cell>
          <table:table-cell table:style-name="Таблица5.H2" office:value-type="string">
            <text:p text:style-name="P16"><text:span text:style-name="T8">20</text:span></text:p>
            <text:p text:style-name="P16"><text:span text:style-name="T8">18</text:span></text:p>
            <text:p text:style-name="P16"><text:span text:style-name="T8">29</text:span></text:p>
            <text:p text:style-name="P16"><text:span text:style-name="T8">31</text:span></text:p>
            <text:p text:style-name="P16"><text:span text:style-name="T8">1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21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353cm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53cm" fo:margin-bottom="0.071cm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11" style:class="text">
      <style:paragraph-properties fo:margin-top="0.353cm" fo:margin-bottom="0.071cm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212cm" fo:margin-bottom="0.071cm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cm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.141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.141cm" fo:margin-bottom="0.212cm" style:contextual-spacing="true" fo:text-indent="0cm" style:auto-text-indent="false"/>
    </style:style>
    <style:style style:name="Code" style:family="paragraph" style:parent-style-name="Standard" loext:linked-style-name="Code_20_Char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 loext:linked-style-name="Code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 loext:linked-style-name="List_20_Paragraph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>
      <style:text-properties style:font-name-complex="Courier New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Task %1%.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71cm" fo:margin-bottom="0.176cm" style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5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16" draw:style-name="Mgr2" draw:text-style-name="MP6" svg:width="14.514cm" svg:height="1.428cm" svg:x="3.845cm" svg:y="0.247cm"><text:p text:style-name="MP4"><text:bookmark-start text:name="_Hlk24191091"/><text:span text:style-name="MT1">© SoftUni – </text:span><text:a xlink:type="simple" xlink:href="https://about.softuni.bg/" text:style-name="Internet_20_link" text:visited-style-name="Visited_20_Internet_20_Link"><text:span text:style-name="Internet_20_link"><text:span text:style-name="MT2">about.softuni.bg</text:span></text:span></text:a><text:span text:style-name="MT1">. Copyrighted document. Unauthorized copy, reproduction or use is not permitted.</text:span><text:bookmark-end text:name="_Hlk24191091"/></text:p><text:p text:style-name="MP5"><draw:a xlink:type="simple" xlink:href="https://softuni.org"><draw:frame draw:style-name="Mfr1" draw:name="Picture 3" text:anchor-type="as-char" svg:width="0.499cm" svg:height="0.499cm" draw:z-index="17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19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21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23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25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27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29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31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33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15"><draw:image xlink:href="Pictures/10000001000002F400000106154D06CC9AD453FF.png" xlink:type="simple" xlink:show="embed" xlink:actuate="onLoad" draw:mime-type="image/png"/></draw:frame></draw:a><draw:line text:anchor-type="char" draw:z-index="1" draw:name="Straight Connector 19" draw:style-name="Mgr3" draw:text-style-name="MP6" svg:x1="-0.004cm" svg:y1="0.183cm" svg:x2="18.37cm" svg:y2="0.184cm"><text:p/></draw:line><draw:custom-shape text:anchor-type="char" draw:z-index="7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# Advanced - Functional Programming - Lab</dc:title>
    <dc:subject>C# Advanced – Practical Training Course @ SoftUni</dc:subject>
    <meta:initial-creator>Software University</meta:initial-creator>
    <meta:keyword>C#</meta:keyword>
    <meta:keyword>Advanced</meta:keyword>
    <meta:keyword>C#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about.softuni.bg
© Software University – https://softuni.bg

Copyrighted document. Unauthorized copy, reproduction or use is not permitted.</dc:description>
    <dc:creator>Alexander Keramanov</dc:creator>
    <meta:editing-cycles>14</meta:editing-cycles>
    <meta:print-date>2015-10-26T22:35:00</meta:print-date>
    <meta:creation-date>2019-11-12T12:29:00</meta:creation-date>
    <dc:date>2021-12-13T16:51:00</dc:date>
    <meta:editing-duration>PT33M</meta:editing-duration>
    <meta:generator>LibreOffice/7.3.3.2$Windows_X86_64 LibreOffice_project/d1d0ea68f081ee2800a922cac8f79445e4603348</meta:generator>
    <meta:document-statistic meta:table-count="5" meta:image-count="10" meta:object-count="0" meta:page-count="2" meta:paragraph-count="102" meta:word-count="480" meta:character-count="2403" meta:non-whitespace-character-count="2008"/>
    <meta:user-defined meta:name="AppVersion">16.0000</meta:user-defined>
    <meta:user-defined meta:name="Company">SoftUni – https://about.softuni.b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